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0.892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700</text:p>
          </table:table-cell>
          <table:table-cell table:number-columns-repeated="5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2" table:number-columns-repeated="1021" table:default-cell-style-name="ce9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2" table:number-columns-repeated="1020" table:default-cell-style-name="ce9"/>
        <table:table-row table:style-name="ro3">
          <table:table-cell table:style-name="ce1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.00.0000</text:date>, <text:time style:data-style-name="N2" text:time-value="03:00:26.59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1T02:54:45.302000000</dc:date>
    <meta:editing-duration>P8DT19H6M9S</meta:editing-duration>
    <meta:editing-cycles>3861</meta:editing-cycles>
    <meta:document-statistic meta:table-count="3" meta:cell-count="334" meta:object-count="0"/>
    <meta:user-defined meta:name="qrichtext">1</meta:user-defined>
  </office:meta>
</office:document-meta>
</file>